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Example chat: Ask anything&lt;/h4&gt;&lt;pre class="message"&gt;&lt;div class="author"&gt;user&lt;/div&gt;&lt;div&gt;Suggest trendy recipes for a quick weeknight dinner&lt;/div&gt;&lt;/pre&gt;&lt;pre class="message"&gt;&lt;div class="author"&gt;ChatGPT&lt;/div&gt;&lt;div&gt;Here are some **trendy, quick, and weeknight-friendly dinner ideas** that balance flavor, ease, and modern food trends: <text:s/></text:p>
      <text:p text:style-name="Standard"/>
      <text:p text:style-name="Standard">### 🌱 Plant-Forward &amp;amp; Fresh</text:p>
      <text:p text:style-name="Standard">- **Gochujang Tofu Bowls** – Crispy tofu tossed in a sweet-spicy gochujang glaze, served over rice with pickled cucumbers and a fried egg. <text:s/></text:p>
      <text:p text:style-name="Standard">- **Chickpea "Chicken" Salad Wraps** – Mashed chickpeas mixed with tahini, lemon, celery, and herbs, tucked into tortillas or lettuce wraps. <text:s/></text:p>
      <text:p text:style-name="Standard"/>
      <text:p text:style-name="Standard">### 🥩 Protein-Packed &amp;amp; Comforting <text:s/></text:p>
      <text:p text:style-name="Standard">- **Birria Quesadillas** – Shortcut version using shredded rotisserie chicken simmered in birria-inspired spices, folded with cheese, and crisped up on a skillet. <text:s/></text:p>
      <text:p text:style-name="Standard">- **Garlic Butter Steak Bites with Zucchini Noodles** – Seared steak cubes tossed in garlic butter, served over zoodles for a low-carb but cozy dinner. <text:s/></text:p>
      <text:p text:style-name="Standard"/>
      <text:p text:style-name="Standard">### 🍝 Global-Inspired Pastas <text:s/></text:p>
      <text:p text:style-name="Standard">- **Miso Mushroom Pasta** – Spaghetti tossed in a creamy miso-garlic sauce with sautéed mushrooms and scallions. <text:s/></text:p>
      <text:p text:style-name="Standard">- **Harissa Shrimp Pasta** – Quick sautéed shrimp in a harissa-tomato sauce, finished with fresh herbs and lemon zest. <text:s/></text:p>
      <text:p text:style-name="Standard"/>
      <text:p text:style-name="Standard">### 🌯 Fun Handhelds <text:s/></text:p>
      <text:p text:style-name="Standard">- **Smash Burger Tacos (TikTok Trend)** – Ground beef smashed onto tortillas, topped with melty cheese, pickles, and special sauce. <text:s/></text:p>
      <text:p text:style-name="Standard">- **Sushi Bake Cups** – Nori sheets in muffin tins filled with sushi rice, spicy mayo salmon, and avocado – baked and eaten like hand rolls. <text:s/></text:p>
      <text:p text:style-name="Standard"/>
      <text:p text:style-name="Standard">### 🥗 Light but Satisfying <text:s/></text:p>
      <text:p text:style-name="Standard">- **Crispy Halloumi Salad** – Pan-fried halloumi over greens with roasted chickpeas, cucumbers, and a lemon-honey dressing. <text:s/></text:p>
      <text:p text:style-name="Standard">- **Vietnamese Lemongrass Chicken Rice Bowls** – Quick-marinated chicken, grilled or pan-seared, served with rice, pickled veggies, and nuoc cham sauce. <text:s/></text:p>
      <text:p text:style-name="Standard"/>
      <text:p text:style-name="Standard">👉 Do you want me to put together a **5-day weeknight meal plan** using these ideas (with grocery shortcuts), or just a flexible list you can mix and match?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2:27:16.754214936</meta:creation-date>
    <meta:generator>LibreOffice/24.2.7.2$Linux_X86_64 LibreOffice_project/420$Build-2</meta:generator>
    <dc:date>2025-11-14T22:27:59.680748538</dc:date>
    <meta:editing-duration>PT43S</meta:editing-duration>
    <meta:editing-cycles>1</meta:editing-cycles>
    <meta:document-statistic meta:table-count="0" meta:image-count="0" meta:object-count="0" meta:page-count="1" meta:paragraph-count="17" meta:word-count="285" meta:character-count="2069" meta:non-whitespace-character-count="1760"/>
  </office:meta>
</office:document-meta>
</file>